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D000000ED3D941960265571CB.png" manifest:media-type="image/png"/>
  <manifest:file-entry manifest:full-path="Pictures/10000000000000EF000000542C89C00E2B4A170F.png" manifest:media-type="image/png"/>
  <manifest:file-entry manifest:full-path="Pictures/1000000000000084000000E8FD7E2C4A281E8D9C.png" manifest:media-type="image/png"/>
  <manifest:file-entry manifest:full-path="Pictures/10000000000000F10000005FA406ABDA2DA41CEB.png" manifest:media-type="image/png"/>
  <manifest:file-entry manifest:full-path="Pictures/1000000000000092000000E91FCA8D94C5074209.png" manifest:media-type="image/png"/>
  <manifest:file-entry manifest:full-path="Pictures/10000000000000A7000000B772ECDBAEC2173D5C.png" manifest:media-type="image/png"/>
  <manifest:file-entry manifest:full-path="Pictures/100000000000018E000002C01252FF192C0B392D.png" manifest:media-type="image/png"/>
  <manifest:file-entry manifest:full-path="Pictures/1000000000000190000002FB49EF8DB6F52C242E.png" manifest:media-type="image/png"/>
  <manifest:file-entry manifest:full-path="Pictures/100000000000012000000155B141263EF81EBB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5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03cm" svg:height="10.246cm" svg:x="1.947cm" svg:y="2.143cm">
          <draw:image xlink:href="Pictures/100000000000007D000000ED3D941960265571CB.png" xlink:type="simple" xlink:show="embed" xlink:actuate="onLoad" draw:mime-type="image/png">
            <text:p/>
          </draw:image>
        </draw:frame>
        <draw:frame draw:style-name="gr1" draw:text-style-name="P1" draw:layer="layout" svg:width="5.796cm" svg:height="10.185cm" svg:x="10.063cm" svg:y="2.016cm">
          <draw:image xlink:href="Pictures/1000000000000084000000E8FD7E2C4A281E8D9C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0.135cm" svg:x="18.78cm" svg:y="2.168cm">
          <draw:image xlink:href="Pictures/1000000000000092000000E91FCA8D94C5074209.png" xlink:type="simple" xlink:show="embed" xlink:actuate="onLoad" draw:mime-type="image/png">
            <text:p/>
          </draw:image>
        </draw:frame>
        <draw:frame draw:style-name="gr1" draw:text-style-name="P1" draw:layer="layout" svg:width="4.418cm" svg:height="4.841cm" svg:x="1.408cm" svg:y="14.208cm">
          <draw:image xlink:href="Pictures/10000000000000A7000000B772ECDBAEC2173D5C.png" xlink:type="simple" xlink:show="embed" xlink:actuate="onLoad" draw:mime-type="image/png">
            <text:p/>
          </draw:image>
        </draw:frame>
        <draw:frame draw:style-name="gr1" draw:text-style-name="P1" draw:layer="layout" svg:width="7.088cm" svg:height="2.794cm" svg:x="18.272cm" svg:y="14.208cm">
          <draw:image xlink:href="Pictures/10000000000000F10000005FA406ABDA2DA41CEB.png" xlink:type="simple" xlink:show="embed" xlink:actuate="onLoad" draw:mime-type="image/png">
            <text:p/>
          </draw:image>
        </draw:frame>
        <draw:frame draw:style-name="gr1" draw:text-style-name="P1" draw:layer="layout" svg:width="6.323cm" svg:height="2.222cm" svg:x="9.636cm" svg:y="14.526cm">
          <draw:image xlink:href="Pictures/10000000000000EF000000542C89C00E2B4A17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0.529cm" svg:height="18.626cm" svg:x="2.155cm" svg:y="1.381cm">
          <draw:image xlink:href="Pictures/100000000000018E000002C01252FF192C0B392D.png" xlink:type="simple" xlink:show="embed" xlink:actuate="onLoad" draw:mime-type="image/png">
            <text:p/>
          </draw:image>
        </draw:frame>
        <draw:frame draw:style-name="gr2" draw:text-style-name="P1" draw:layer="layout" svg:width="9.506cm" svg:height="18.542cm" svg:x="16.367cm" svg:y="1.381cm">
          <draw:image xlink:href="Pictures/1000000000000190000002FB49EF8DB6F52C242E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g>
          <draw:frame draw:style-name="gr1" draw:text-style-name="P1" draw:layer="layout" svg:width="2.953cm" svg:height="4.133cm" svg:x="20.638cm" svg:y="4.683cm">
            <draw:image xlink:href="Pictures/1000000000000084000000E8FD7E2C4A281E8D9C.png" xlink:type="simple" xlink:show="embed" xlink:actuate="onLoad" draw:mime-type="image/png">
              <text:p/>
            </draw:image>
          </draw:frame>
          <draw:frame draw:style-name="gr1" draw:text-style-name="P1" draw:layer="layout" svg:width="2.809cm" svg:height="4.133cm" svg:x="23.591cm" svg:y="4.683cm">
            <draw:image xlink:href="Pictures/1000000000000092000000E91FCA8D94C5074209.png" xlink:type="simple" xlink:show="embed" xlink:actuate="onLoad" draw:mime-type="image/png">
              <text:p/>
            </draw:image>
          </draw:frame>
          <draw:frame draw:style-name="gr1" draw:text-style-name="P1" draw:layer="layout" svg:width="2.491cm" svg:height="2.633cm" svg:x="18.111cm" svg:y="16.025cm">
            <draw:image xlink:href="Pictures/10000000000000A7000000B772ECDBAEC2173D5C.png" xlink:type="simple" xlink:show="embed" xlink:actuate="onLoad" draw:mime-type="image/png">
              <text:p/>
            </draw:image>
          </draw:frame>
          <draw:frame draw:style-name="gr1" draw:text-style-name="P1" draw:layer="layout" svg:width="5.778cm" svg:height="1.876cm" svg:x="20.602cm" svg:y="10.739cm">
            <draw:image xlink:href="Pictures/10000000000000F10000005FA406ABDA2DA41CEB.png" xlink:type="simple" xlink:show="embed" xlink:actuate="onLoad" draw:mime-type="image/png">
              <text:p/>
            </draw:image>
          </draw:frame>
          <draw:frame draw:style-name="gr1" draw:text-style-name="P1" draw:layer="layout" svg:width="5.778cm" svg:height="1.926cm" svg:x="20.602cm" svg:y="8.816cm">
            <draw:image xlink:href="Pictures/10000000000000EF000000542C89C00E2B4A170F.png" xlink:type="simple" xlink:show="embed" xlink:actuate="onLoad" draw:mime-type="image/png">
              <text:p/>
            </draw:image>
          </draw:frame>
          <draw:frame draw:style-name="gr3" draw:text-style-name="P2" draw:layer="layout" svg:width="5.724cm" svg:height="6.343cm" svg:x="20.603cm" svg:y="12.373cm">
            <draw:image xlink:href="Pictures/100000000000012000000155B141263EF81EBB27.png" xlink:type="simple" xlink:show="embed" xlink:actuate="onLoad" draw:mime-type="image/png">
              <text:p/>
            </draw:image>
          </draw:frame>
          <draw:frame draw:style-name="gr2" draw:text-style-name="P1" draw:layer="layout" svg:width="8.26cm" svg:height="14.097cm" svg:x="12.443cm" svg:y="4.683cm">
            <draw:image xlink:href="Pictures/100000000000018E000002C01252FF192C0B392D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14.732cm" svg:height="2.842cm" svg:x="1.381cm" svg:y="1.333cm">
          <draw:text-box>
            <text:p text:style-name="P3"><text:span text:style-name="T1">Zu Verkaufen</text:span></text:p>
          </draw:text-box>
        </draw:frame>
        <draw:frame draw:style-name="gr4" draw:text-style-name="P4" draw:layer="layout" svg:width="14.732cm" svg:height="4.985cm" svg:x="1.381cm" svg:y="5.143cm">
          <draw:text-box>
            <text:p text:style-name="P3"><text:span text:style-name="T1">-</text:span></text:p>
            <text:p text:style-name="P3"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2.0.4$Windows_X86_64 LibreOffice_project/9a9c6381e3f7a62afc1329bd359cc48accb6435b</meta:generator>
    <dc:date>2022-11-22T10:03:05.646000000</dc:date>
    <meta:editing-duration>PT31M56S</meta:editing-duration>
    <meta:editing-cycles>5</meta:editing-cycles>
    <meta:document-statistic meta:object-count="18"/>
  </office:meta>
</office:document-meta>
</file>